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17cm" fo:min-width="3.691cm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4.834cm"/>
    </style:style>
    <style:style style:name="gr3" style:family="graphic" style:parent-style-name="standard">
      <style:graphic-properties draw:textarea-horizontal-align="justify" draw:textarea-vertical-align="middle" draw:auto-grow-height="false" fo:min-height="2.925cm" fo:min-width="4.072cm"/>
    </style:style>
    <style:style style:name="gr4" style:family="graphic" style:parent-style-name="standard">
      <style:graphic-properties draw:textarea-horizontal-align="justify" draw:textarea-vertical-align="middle" draw:auto-grow-height="false" fo:min-height="3.306cm" fo:min-width="4.453cm"/>
    </style:style>
    <style:style style:name="gr5" style:family="graphic" style:parent-style-name="standard">
      <style:graphic-properties draw:marker-end="Arrow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marker-start="Arrow" draw:marker-end="Arrow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191cm" svg:height="2.667cm" svg:x="1.635cm" svg:y="2.27cm">
          <text:p text:style-name="P1">Blog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334cm" svg:height="2.54cm" svg:x="9.255cm" svg:y="2.27cm">
          <text:p text:style-name="P1">Beitrag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572cm" svg:height="3.175cm" svg:x="4.175cm" svg:y="8.112cm">
          <text:p text:style-name="P1">Autor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4.953cm" svg:height="3.556cm" svg:x="13.446cm" svg:y="12.303cm">
          <text:p text:style-name="P1">Kommenta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826cm" svg:y1="3.603cm" svg:x2="9.255cm" svg:y2="3.54cm" draw:start-shape="id1" draw:start-glue-point="1" draw:end-shape="id2" svg:d="M5826 3603h1714v-63h1715" svg:viewBox="0 0 3430 64">
          <text:p/>
        </draw:connector>
        <draw:frame draw:style-name="gr6" draw:text-style-name="P2" draw:layer="layout" svg:width="1.905cm" svg:height="0.962cm" svg:x="5.953cm" svg:y="2.651cm">
          <draw:text-box>
            <text:p>1</text:p>
          </draw:text-box>
        </draw:frame>
        <draw:frame draw:style-name="gr7" draw:text-style-name="P2" draw:layer="layout" svg:width="1.778cm" svg:height="1.016cm" svg:x="8.493cm" svg:y="2.778cm">
          <draw:text-box>
            <text:p>*</text:p>
          </draw:text-box>
        </draw:frame>
        <draw:connector draw:style-name="gr5" draw:text-style-name="P1" draw:layer="layout" svg:x1="3.73cm" svg:y1="4.937cm" svg:x2="6.461cm" svg:y2="8.112cm" draw:start-shape="id1" draw:start-glue-point="2" draw:end-shape="id3" svg:d="M3730 4937v1587h2731v1588" svg:viewBox="0 0 2732 3176">
          <text:p/>
        </draw:connector>
        <draw:frame draw:style-name="gr6" draw:text-style-name="P2" draw:layer="layout" svg:width="1.016cm" svg:height="0.962cm" svg:x="6.715cm" svg:y="7.223cm">
          <draw:text-box>
            <text:p>*</text:p>
          </draw:text-box>
        </draw:frame>
        <draw:frame draw:style-name="gr8" draw:text-style-name="P2" draw:layer="layout" svg:width="1.905cm" svg:height="1.673cm" svg:x="3.921cm" svg:y="4.915cm">
          <draw:text-box>
            <text:p>1..*</text:p>
          </draw:text-box>
        </draw:frame>
        <draw:connector draw:style-name="gr9" draw:text-style-name="P1" draw:layer="layout" svg:x1="11.922cm" svg:y1="4.81cm" svg:x2="8.747cm" svg:y2="9.699cm" draw:start-shape="id2" draw:start-glue-point="2" draw:end-shape="id3" draw:end-glue-point="1" svg:d="M11922 4810v4889h-3175" svg:viewBox="0 0 3176 4890">
          <text:p/>
        </draw:connector>
        <draw:frame draw:style-name="gr6" draw:text-style-name="P2" draw:layer="layout" svg:width="1.016cm" svg:height="0.962cm" svg:x="8.874cm" svg:y="8.62cm">
          <draw:text-box>
            <text:p>1</text:p>
          </draw:text-box>
        </draw:frame>
        <draw:frame draw:style-name="gr6" draw:text-style-name="P2" draw:layer="layout" svg:width="0.889cm" svg:height="0.962cm" svg:x="12.176cm" svg:y="4.81cm">
          <draw:text-box>
            <text:p>*</text:p>
          </draw:text-box>
        </draw:frame>
        <draw:connector draw:style-name="gr5" draw:text-style-name="P1" draw:layer="layout" svg:x1="14.589cm" svg:y1="3.54cm" svg:x2="15.922cm" svg:y2="12.303cm" draw:start-shape="id2" draw:start-glue-point="1" draw:end-shape="id4" svg:d="M14589 3540h1333v8763" svg:viewBox="0 0 1334 8764">
          <text:p/>
        </draw:connector>
        <draw:frame draw:style-name="gr6" draw:text-style-name="P2" draw:layer="layout" svg:width="1.143cm" svg:height="0.962cm" svg:x="16.24cm" svg:y="11.287cm">
          <draw:text-box>
            <text:p>*</text:p>
          </draw:text-box>
        </draw:frame>
        <draw:frame draw:style-name="gr10" draw:text-style-name="P2" draw:layer="layout" svg:width="0.889cm" svg:height="0.962cm" svg:x="14.716cm" svg:y="2.651cm">
          <draw:text-box>
            <text:p>1</text:p>
          </draw:text-box>
        </draw:frame>
        <draw:connector draw:style-name="gr9" draw:text-style-name="P1" draw:layer="layout" svg:x1="13.446cm" svg:y1="14.081cm" svg:x2="6.461cm" svg:y2="11.287cm" draw:start-shape="id4" draw:start-glue-point="3" draw:end-shape="id3" draw:end-glue-point="2" svg:d="M13446 14081h-6985v-2794" svg:viewBox="0 0 6986 2795">
          <text:p/>
        </draw:connector>
        <draw:frame draw:style-name="gr7" draw:text-style-name="P2" draw:layer="layout" svg:width="1.016cm" svg:height="1.016cm" svg:x="12.303cm" svg:y="13.065cm">
          <draw:text-box>
            <text:p>*</text:p>
          </draw:text-box>
        </draw:frame>
        <draw:frame draw:style-name="gr6" draw:text-style-name="P2" draw:layer="layout" svg:width="0.889cm" svg:height="0.962cm" svg:x="6.715cm" svg:y="11.414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5T18:38:39.903363211</meta:creation-date>
    <dc:date>2017-03-25T19:00:56.340805677</dc:date>
    <meta:editing-duration>PT1M26S</meta:editing-duration>
    <meta:editing-cycles>1</meta:editing-cycles>
    <meta:document-statistic meta:object-count="19"/>
    <meta:generator>LibreOffice/5.1.6.2$Linux_X86_64 LibreOffice_project/10m0$Build-2</meta:generator>
  </office:meta>
</office:document-meta>
</file>